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IEA207 Yle Areena API + OMDB API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ekijät: Markus Muranen, Joonas Vilppunen ja Niko Heikki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Yle Areenassa löytyvä ohjelmisto ja metadata + OMDB tiedot</text:p>
              </text:list-header>
              <text:list-item>
                <text:p>Sivustolta löytyy mahdollisesti upote Areenan videoista ja lisäksi ohjelmista löytyy:</text:p>
              </text:list-item>
              <text:list-item>
                <text:p>IMDB-rating</text:p>
              </text:list-item>
              <text:list-item>
                <text:p>Traileri</text:p>
              </text:list-item>
              <text:list-item>
                <text:p>Lisäksi nimikkeitä voi arvostel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äyttötapaukset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imikkeiden selaus</text:p>
              </text:list-item>
              <text:list-item>
                <text:p>Käyttäjä voi selata ohjelm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äyttötapauk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mikkeiden hakeminen</text:p>
              </text:list-item>
              <text:list-item>
                <text:p>Käyttäjä voi hakea ohjelmia käyttämällä</text:p>
              </text:list-item>
              <text:list-item>
                <text:p>Nimeä</text:p>
              </text:list-item>
              <text:list-item>
                <text:p>Arvosanaa</text:p>
              </text:list-item>
              <text:list-item>
                <text:p>Vuot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äyttötapauk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mikkeiden lajittelu</text:p>
              </text:list-item>
              <text:list-item>
                <text:p>Käyttäjä voi lajitella ohjelm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äyttötapauk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mikkeiden tarkastelu</text:p>
              </text:list-item>
              <text:list-item>
                <text:p>Käyttäjä voi avata ohjelmia jolloin näkyviin tulee tarkempia tietoja esim. IMDB-ra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äyttötapauk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mikkeen arvostelu</text:p>
              </text:list-item>
              <text:list-item>
                <text:p>Käyttäjä voi yksinkertaisesti arvostella <text:s/>ohjelm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hderyhmä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omalaiset</text:p>
              </text:list-item>
              <text:list-item>
                <text:p>Harrastuneisuutta elokuvien ja sarjojen par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kkitehtuurit</text:p>
          </draw:text-box>
        </draw:frame>
        <draw:frame presentation:style-name="pr4" draw:layer="layout" svg:width="25.199cm" svg:height="12.179cm" svg:x="1.6cm" svg:y="5.4cm" presentation:class="outline" presentation:user-transformed="true">
          <draw:text-box>
            <text:list text:style-name="L3">
              <text:list-item>
                <text:p>Rajapintoja:</text:p>
              </text:list-item>
              <text:list-item>
                <text:p>Yle Areena API</text:p>
              </text:list-item>
              <text:list-item>
                <text:p>OMDB API</text:p>
              </text:list-item>
              <text:list-item>
                <text:p>Trailer Addict API</text:p>
              </text:list-item>
              <text:list-item>
                <text:p>Data yleensä JSONin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hjelmointikiel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eleneä Javascript</text:p>
              </text:list-item>
              <text:list-item>
                <text:p>Kirjastoja alustavasti:</text:p>
              </text:list-item>
              <text:list-item>
                <text:p>JQuery</text:p>
              </text:list-item>
              <text:list-item>
                <text:p>Re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kkinen Niko</meta:initial-creator>
    <meta:creation-date>2015-10-15T11:20:56.818873134</meta:creation-date>
    <dc:date>2015-10-15T11:45:38.859919731</dc:date>
    <dc:creator>Heikkinen Niko</dc:creator>
    <meta:editing-duration>PT8M54S</meta:editing-duration>
    <meta:editing-cycles>2</meta:editing-cycles>
    <meta:generator>LibreOffice/4.2.6.3$Linux_X86_64 LibreOffice_project/420$Build-3</meta:generator>
    <meta:document-statistic meta:object-count="61"/>
  </office:meta>
</office:document-meta>
</file>